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2b92" officeooo:paragraph-rsid="00252b9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trim the nether and end </text:span>as right now its unused space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RedPanda_4</text:p>
      <text:p text:style-name="P4">FVerndari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60-4: To trim the nether and en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2T22:01:20.642679010</dc:date>
    <meta:editing-duration>PT4M7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52" meta:character-count="320" meta:non-whitespace-character-count="278"/>
  </office:meta>
</office:document-meta>
</file>